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ntipater, John Hyrcanus I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<text:span text:style-name="T2">b</text:span><text:span text:style-name="T3">lical Lecture/</text:span></text:p>
      <text:p text:style-name="P2"><text:span text:style-name="T3">20./</text:span></text:p>
      <text:p text:style-name="P2"><text:span text:style-name="T3"/></text:p>
      <text:p text:style-name="P3"><text:span text:style-name="T3">[Page 1]</text:span></text:p>
      <text:p text:style-name="P3"><text:span text:style-name="T3">The wisdom of Moses the inspired lawgiver was rightly appreciated by/ the men, who framed the Constitution of the United States/ of America. <text:s/>They established that only a native/ born citizen could be eligible to the highest executive of-/-fice in the government. <text:s/></text:span><text:span text:style-name="T2">Even so we read in</text:span><text:span text:style-name="T3"> Those far-seeing legislators profitted[sic!] by the sentence in Deuteronomy:/ "Thou art not allowed to set over thee an alien who is not/ one of thy brothers." <text:s/>It is natural to suppose that/ a person who first saw the light of day in the land/ where his parents dwelt; whose first utterances were/ in the language of that land, and whose first associations/ were contracted within its borders, must feel a deeper/ interest in </text:span><text:span text:style-name="T2">its welfare</text:span><text:span text:style-name="T3"> the social and political welfare thereof, than a foreigner./</text:span></text:p>
      <text:p text:style-name="P3"><text:span text:style-name="T3">Antipater, the pretended friend of Hyrcanus II was an/ Idumean--</text:span><text:span text:style-name="T2">converted</text:span><text:span text:style-name="T3"> affiliated to Judaism by the mistaken policy/ of John Hyrcanus I--but still a stranger to the/ feelings that urge the sacrificing of self-</text:span><text:span text:style-name="T2">interest</text:span><text:span text:style-name="T3"> upon/ the altar of patriotism. <text:s/>Intensely egotistical,/ he cared nothing that Judea be chained to the triumph-/-al car of Rome, if it was the vehicle </text:span><text:span text:style-name="T2">which</text:span><text:span text:style-name="T3"> for/ carrying his family to the seat of power. <text:s/>The wife/ of Antipater was likewise an alien. <text:s/>The blood coursing/</text:span></text:p>
      <text:p text:style-name="P3"><text:span text:style-name="T3"/></text:p>
      <text:p text:style-name="P3"><text:span text:style-name="T3">[Page 2]</text:span></text:p>
      <text:p text:style-name="P3"><text:span text:style-name="T3">through her veins had not flowed down/ from Isaac--the child of promise--but from Ishmael/ the father </text:span><text:soft-page-break/><text:span text:style-name="T3">of the Arabian nation. <text:s/>Possibly she belonged to the tribes of Itureans, whom Antigonus, brother of Aristobulus mistakenly again compelled to embrace the Hebrew faith. <text:s/>Thus her offspring/ issued from a stock engrafted upon ours, but not ge-/-nuinely Jewish. <text:s/></text:span><text:span text:style-name="T2">Hence</text:span><text:span text:style-name="T3"> And therefore post-biblical history testifies/ to the want of love for Israel and the Law in her/ four sons, Phasael, Herod, Joseph, and Pheroras, and in/ her daughter Salome./</text:span></text:p>
      <text:p text:style-name="P3"><text:span text:style-name="T3">Antipater after the fall of his friend Pompey, lost/ no time in turning to the winning side and ingratiating/ himself with Julius Caesar. <text:s/>He rendered the suc-/-cessful triumvir valuable services by dispatching/ an army of auxiliaries to Egypt, where the Roman/ general was fighting. <text:s/>Egypt had been since/ the days of Alexander and Ptolemy Soter thickly/ populated with Jews. <text:s/>These also Antipater brought/ over to the assistance of Caesar, by producing a/ writing from the high-priest at Jerusalem--Hyrcanus/ the Asmonean--in which Caesar was described as </text:span><text:span text:style-name="T2">a</text:span><text:span text:style-name="T3">/ </text:span><text:span text:style-name="T2">friend of</text:span><text:span text:style-name="T3"> favoring the Jewish nation. <text:s/>Antipater reaped/ a large reward. <text:s/>He received the title of citizen of/ Rome, and Governor of Judea--Hyrcanus retaining, besides/</text:span></text:p>
      <text:p text:style-name="P3"><text:span text:style-name="T3"/></text:p>
      <text:p text:style-name="P3"><text:span text:style-name="T3">[Page 3]</text:span></text:p>
      <text:p text:style-name="P3"><text:span text:style-name="T3">the high-priesthood, a shadow of royalty. <text:s/>Now could/ the Idumean grasp the sword with which to strike/ the Asmonean race irrecoverably. <text:s/>In vain Antigonus/ son of Aristobulus II prayfully asked for redress. <text:s/>His/ father had been poisoned by the hirelings of Pompey,/ his brother Alexander met with an ignominious death by/ the same treacherous agency. <text:s/>Antipater was believed to have been the secret/ instigator of those atrocious deeds. <text:s/>But remonstrances/ availed nothing. <text:s/>Caesar had been effectively aided by/ Antipater, and him the Roman declared his faithful/ friend. <text:s/>The Idumean, strong in the protection/ of Rome, began to parcel out the country among his/ children. <text:s/>He appointed Phasael his oldest, commander/ in Jerusalem and its vicinity. <text:s/>To Herod, his second son,/ he entrusted the whole mountainous region of Galilee./ <text:s/>The character of Herod is strikingly brought to view at once./ <text:s/>He was bold even to arrogance, unscrupulous even to/ ferocity, from his early youth. <text:s/>No sooner had/ he been placed in possession of his office, than he/ showed his irrepressible temperament. <text:s/>It would/ be very difficult for any one to decide, whether Herod was/</text:span></text:p>
      <text:p text:style-name="P3"><text:span text:style-name="T3"/></text:p>
      <text:p text:style-name="P3"><text:span text:style-name="T3">[Page 4]</text:span></text:p>
      <text:p text:style-name="P3"><text:span text:style-name="T3">always wrong on the </text:span><text:span text:style-name="T2">severe course he followed</text:span><text:span text:style-name="T3"> stern measures he chose./ <text:s/></text:span><text:span text:style-name="T2">Thus,</text:span><text:span text:style-name="T3"> For instance, if it were true that a certain Hezekiah and/ his party, when he arrested and put to death, infested/ Galilee and committed outrages, we should suspend/ our condemnation of the severe means used to rid the coun-/-try of a lawless faction. <text:s/>But our ancestors had/ a right to look upon such doings with suspicion/ and dread. <text:s/>Here was a descendant of the stranger,/ ignoring all existing authorities, and </text:span><text:span text:style-name="T2">arbitrarily</text:span><text:span text:style-name="T3"> assuming to inflict-/-</text:span><text:span text:style-name="T2">-ing</text:span><text:span text:style-name="T3"> the </text:span><text:span text:style-name="T2">severest</text:span><text:span text:style-name="T3"> extreme penalty of the law. <text:s/>To day it/ was, perhaps, a band of robbers that Herod killed with-/out a trial; to-morrow the innocent </text:span><text:span text:style-name="T2">may</text:span><text:span text:style-name="T3"> might be sum-/-marily executed to gratify personal jealousies and/ animosities. <text:s/>Alarmed by what happened in/ Galilee, some of the most influential in the country,/ called on the feeble-minded Hyrcanus. <text:s/>They spoke/ words which kindled, for a moment, sparks of self-respect/ in the breast of the shadowy king. <text:s/>He heard moreover the/ cries of the mothers and widows of the victims of Herod's/ arbitrariness. <text:s/>They came to the Temple, and </text:span><text:span text:style-name="T2">asked</text:span><text:span text:style-name="T3"> pitifully entreated for/ justice at the hands of him who was an Asmonean, a/ ruler, and </text:span><text:span text:style-name="T2">a</text:span><text:span text:style-name="T3"> president of the Sanhedrin./</text:span></text:p>
      <text:p text:style-name="P3"><text:span text:style-name="T3"/></text:p>
      <text:p text:style-name="P3"><text:span text:style-name="T3">[Page 5]</text:span></text:p>
      <text:p text:style-name="P3"><text:span text:style-name="T3">Hyrcanus yeilded[sic!] to the strong pressure; he summoned/ Herod before the highest tribunal in the land./ <text:s/>But the son of Antipater did not comply, till he could/ secure a shield, which would </text:span><text:span text:style-name="T2">prove</text:span><text:span text:style-name="T3"> beyond doubt be/ </text:span><text:span text:style-name="T2">prove</text:span><text:span text:style-name="T3"> his </text:span><text:span text:style-name="T2">deliverance</text:span><text:span text:style-name="T3"> defence. <text:s/>He applied to Sextus Caesar--a near/ relative of Julius Caesar, who was the Governor of/ Syria, and signified the necessity of Roman </text:span><text:span text:style-name="T2">protection</text:span><text:span text:style-name="T3"> intervention./ <text:s/>That official wrote to the impotent Hyrcanus to/ </text:span><text:span text:style-name="T2">beware of the dealings of</text:span><text:span text:style-name="T3"> take heed of how the </text:span><text:soft-page-break/><text:span text:style-name="T3">Sanhedrin dealt towards his favorite Herod./ <text:s/>Emboldened by that letter, the </text:span><text:span text:style-name="T2">son of Antipater</text:span><text:span text:style-name="T3"> executioner of the Galileeans put/ on his audacious looks and entered the presence of his judges/ like a soldier ready for the battle. <text:s/>At that unusual sight,/ no one </text:span><text:span text:style-name="T2">found</text:span><text:span text:style-name="T3"> could </text:span><text:span text:style-name="T2">summon</text:span><text:span text:style-name="T3"> master the courage to speak. <text:s/>Dead silence continued for/ a while. <text:s/>At last, one arose and addressing the court and/ Hyracanus said: "O ye that are my colleagues, and thou who/ art our king, have you ever seen a man about to be tried/ by us on the charge of murder, present himself in such/ </text:span><text:span text:style-name="T2">a</text:span><text:span text:style-name="T3"> a manner? <text:s/>Does not every person coming here evince in his/ behaviour humility, as if impressed with awe? <text:s/>But this/ Herod comes in his military garments, with his shining helmet,/ accompanied by his troops, as if to intimate that he will/ slay us all, if we dare pass sentence upon him./</text:span></text:p>
      <text:p text:style-name="P3"><text:span text:style-name="T3"/></text:p>
      <text:p text:style-name="P3"><text:span text:style-name="T3">[Page 6]</text:span></text:p>
      <text:p text:style-name="P3"><text:span text:style-name="T3">Now, I am not surprised at his defying the law to/ save his life, but my compliments </text:span><text:span text:style-name="T2">is</text:span><text:span text:style-name="T3"> are with you, </text:span><text:span text:style-name="T2">where</text:span><text:span text:style-name="T3"> my/ colleagues and with our King, for </text:span><text:span text:style-name="T2">having</text:span><text:span text:style-name="T3"> suffering such an/ act of insolence. <text:s/>But know </text:span><text:span text:style-name="T2">you</text:span><text:span text:style-name="T3"> ye all that there is a great/ God, and that this very man, whom through Hyrcanus/ you mean to acquit, will one day punish you and your/ king." <text:s/>The effect of that speech became visible./ <text:s/>But when Hyrcanus </text:span><text:span text:style-name="T2">saw</text:span><text:span text:style-name="T3"> perceived that Herod would have been/ condemned to death, he hindered the proceedings, and oc-/-casioned a delay, so as to adjourn the meeting. <text:s/>In the/ night a secret message was conveyed to Herod, that he/ must stealthily leave the city to avoid danger. <text:s/>Herod burning/ with </text:span><text:span text:style-name="T2">wrath</text:span><text:span text:style-name="T3"> rage went straightway to Syria, and bought/ of Sextus Caesar a title to a territory near Judea./ <text:s/>He determined frm there to enter Jerusalem at the head of an/ army and take revenge on Hyrcanus, who had com-/-pelled him to appear before the Sanhedrin like a/ culprit. <text:s/>He would have carried out his cruel purpose, if his/ father and his brother Phasael had not gone forward to meet/ him. </text:span><text:span text:style-name="T2">and</text:span><text:span text:style-name="T3"> Their arguings dissuaded him from proceeding to an act of rash-/-ness which might have compromised them all with the Roman</text:span><text:span text:style-name="T2">s</text:span><text:span text:style-name="T3"> dictator./</text:span></text:p>
      <text:p text:style-name="P3"><text:span text:style-name="T3"/></text:p>
      <text:p text:style-name="P3"><text:span text:style-name="T3">[Page 7]</text:span></text:p>
      <text:p text:style-name="P3"><text:span text:style-name="T3">Enough if the Jews at the capital had </text:span><text:span text:style-name="T2">been shown</text:span><text:span text:style-name="T3"> learnt/ </text:span><text:span text:style-name="T2">of what</text:span><text:span text:style-name="T3"> how terrible it </text:span><text:span text:style-name="T2">is</text:span><text:span text:style-name="T3"> was to offend Herod./</text:span></text:p>
      <text:p text:style-name="P3"><text:span text:style-name="T3">But the conduct of the fearless member of the Jewish/ tribunal, who attempted at least to chastise insolence and/ vindicate right, contrasts so nobly with the behaviour of/ his cowardly colleagues, that a wish is felt to know more/ concerning that man. <text:s/>Josephus calls him "Sameas," and/ severla have been the conjectures about his historical identity./ <text:s/>Most writers, however, incline to think that Sameas of/ Josephus is "Shemajah" of whom honorable mention is/ made in the Mishna treatise Aboth, and to whom the fol-/-lowing maxim is attributed. <text:s/>"Love work, hate the assumption/ of authority, and seek not to be known by men in power." <text:s/>This/ aphorism, which the condition of affairs in Judea may/ have elicited, offers a slight idea of the </text:span><text:span text:style-name="T2">character</text:span><text:span text:style-name="T3"> independent spirit of the/ Sage. <text:s/>A lamentable change had taken place. <text:s/>Since/ the wily Antipater and the violent Herod had become the/ real masters of the country, the wisest policy was to be/ content with humbly earning a daily livelihood by the/ sweat of one's brow. <text:s/>A lowly station in the enjoyment of security was/ preferable to a lofty station which could only be gained/ through corruption and servility to Rome./</text:span></text:p>
      <text:p text:style-name="P3"><text:span text:style-name="T3"/></text:p>
      <text:p text:style-name="P3"><text:span text:style-name="T3">[Page 8]</text:span></text:p>
      <text:p text:style-name="P3"><text:span text:style-name="T3">But a circumstance told in the Talmud, sets She-/-majah even more fully in the </text:span><text:span text:style-name="T2">same</text:span><text:span text:style-name="T3"> light of an undaunted teacher of/ truth, as he had showed himself in the hall of the Sanhedrion./ <text:s/>Both he and his colleague Abtalion, were descendants of/ families </text:span><text:span text:style-name="T2">that have embraced</text:span><text:span text:style-name="T3"> converted to Judaism, but both were/ nevertheless </text:span><text:span text:style-name="T2">upright</text:span><text:span text:style-name="T3"> correct in their doings, and sincere in/ their </text:span><text:span text:style-name="T2">sentiments</text:span><text:span text:style-name="T3"> convictions. <text:s/>At the expiration of a day of/ atonement, the high priest, who probably was a creature/ of Herod, having performed all the ritual services, was/ accompanied home, as customary, by a vast concourse/ of people. <text:s/>Shemajah and Abtalion also left the Temple,/ intending to call upon him, who had officiated in </text:span><text:soft-page-break/><text:span text:style-name="T3">the Holy/ of Holies. <text:s/>But so greatly were the two Sages respected,/ that many among that throng fell back to follow them./ <text:s/>This token of deference manifests towards men he deemed his inferior, excited the jealousy of the Pontiff, and he vented/ his spleen as soon as the distinguished visitors arrived at his house. <text:s/>"Let the/ progeny of heathens come in peace" was the caustic greeting./ <text:s/>To which Shemajah and his colleague promptly answered:/ "The progeny of heathens who copy the deeds of Aaron--loving/ peace and pursuing peace--have a right to be welcome; not/ so the progeny of Aaron the priest, who deviate from the example of their pious ancestor."/</text:span></text:p>
      <text:p text:style-name="P3"><text:span text:style-name="T3"/></text:p>
      <text:p text:style-name="P3"><text:span text:style-name="T3">[Page 9]</text:span></text:p>
      <text:p text:style-name="P3"><text:span text:style-name="T3"><text:tab/>A scathing rebuke well deserved by a minister at/ the altar </text:span><text:span text:style-name="T2">whose tribe with</text:span><text:span text:style-name="T3"> unworthy of his office. <text:s/>For with [?] the founder of his tribe the Lord established an enduring/ covenant for the noblest </text:span><text:span text:style-name="T2">holies</text:span><text:span text:style-name="T3"> purpose; that the priest might/ stand in fear of wrong and teach the law of truth; walk/ uprightly and turn away a multitude from the path/ of sin. <text:s/>No doubt, it was when they who/ had a divine claim to the office of national preceptors/ fell from the lofty standard designed by Moses; when/ they degenerated into sycophants, and prided them-/-selves in the wearing of the golden breast plate and/ mitre, but not in shining virtues, not in serving as models of right-/-eousness; it was then that the Sages drew towards/ themselves the affectionate reverence of the people./</text:span></text:p>
      <text:p text:style-name="P3"><text:span text:style-name="T3"><text:tab/>The despotic Herod made and unmade Pontiffs/ to subserve his wicked ends, but if he exposed/ thereby to disgrace the Temple and its ceremonials,/ he could not rob the Torah of its dignity. <text:s/>The/ Rabbis and their disciples held it high./</text:span></text:p>
      <text:p text:style-name="P3"><text:span text:style-name="T3">We have thus far reached only the threshold of the/ history of the son of Antipater. <text:s/>The further we proceed, the/ deeper will be our abhorrence of the man set over us,/ who was not one of our brother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3:15:20.12</meta:creation-date>
    <meta:document-statistic meta:table-count="0" meta:image-count="0" meta:object-count="0" meta:page-count="5" meta:paragraph-count="86" meta:word-count="2094" meta:character-count="12799"/>
    <dc:date>2012-12-11T14:41:36.42</dc:date>
    <meta:editing-duration>PT12M54S</meta:editing-duration>
    <meta:editing-cycles>1</meta:editing-cycles>
    <meta:generator>OpenOffice.org/3.4.1$Win32 OpenOffice.org_project/341m1$Build-9593</meta:generator>
  </office:meta>
</office:document-meta>
</file>